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4pt" fo:font-weight="bold" officeooo:rsid="000a7239" officeooo:paragraph-rsid="000a7239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4pt" fo:font-weight="bold" officeooo:rsid="000cac90" officeooo:paragraph-rsid="000cac90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entury Gothic" fo:font-size="14pt" fo:font-weight="bold" officeooo:rsid="00106cef" officeooo:paragraph-rsid="00106ce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entury Gothic" fo:font-size="14pt" fo:font-weight="bold" officeooo:rsid="0011b1e6" officeooo:paragraph-rsid="0011b1e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entury Gothic" fo:font-size="16pt" fo:font-weight="bold" officeooo:rsid="000a7239" officeooo:paragraph-rsid="000a7239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entury Gothic" fo:font-size="16pt" fo:font-weight="bold" officeooo:rsid="000cac90" officeooo:paragraph-rsid="000cac90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entury Gothic" fo:font-size="16pt" fo:font-weight="bold" officeooo:rsid="00106cef" officeooo:paragraph-rsid="00106cef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entury Gothic" fo:font-size="16pt" fo:font-weight="bold" officeooo:rsid="0011b1e6" officeooo:paragraph-rsid="0011b1e6" style:font-size-asian="16pt" style:font-weight-asian="bold" style:font-size-complex="16pt" style:font-weight-complex="bold"/>
    </style:style>
    <style:style style:name="T1" style:family="text">
      <style:text-properties officeooo:rsid="000c6a06"/>
    </style:style>
    <style:style style:name="T2" style:family="text">
      <style:text-properties officeooo:rsid="000dad2f"/>
    </style:style>
    <style:style style:name="T3" style:family="text">
      <style:text-properties officeooo:rsid="000ea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ументация фронтенд</text:p>
      <text:p text:style-name="P5"/>
      <text:p text:style-name="P1"><text:s/>страници:</text:p>
      <text:p text:style-name="P1">- Начална страница</text:p>
      <text:p text:style-name="P1">- Новинарска страница</text:p>
      <text:p text:style-name="P1">-- Възможност са коментиране на новинарските статий</text:p>
      <text:p text:style-name="P1">- Фото галерий</text:p>
      <text:p text:style-name="P1">- <text:span text:style-name="T1">За нас</text:span></text:p>
      <text:p text:style-name="P1">- <text:span text:style-name="T2">Профилна страница</text:span></text:p>
      <text:p text:style-name="P1"/>
      <text:p text:style-name="P5"/>
      <text:p text:style-name="P6">Начална страница</text:p>
      <text:p text:style-name="P6"/>
      <text:p text:style-name="P2">Началната страница ще показва съвсем нови новини, съобщения, обяви. Там ще има и малко информация за сайта.</text:p>
      <text:p text:style-name="P2"/>
      <text:p text:style-name="P6">Новинарска страница</text:p>
      <text:p text:style-name="P6"/>
      <text:p text:style-name="P2">Във новинарската страница ще има новини от всякакъв вид, на които новинарски статии ще може да се коментира. <text:span text:style-name="T2">Тези коментари ще могат да бъдат изтривани, ако нарушават правилата на сайта, чрез администраторския панел</text:span></text:p>
      <text:p text:style-name="P2"/>
      <text:p text:style-name="P6">- <text:span text:style-name="T3">Фото галерии</text:span></text:p>
      <text:p text:style-name="P2"/>
      <text:p text:style-name="P3">Целта на фотогалерията е да представя различни картини от коли, състезания, новини и така нататък.</text:p>
      <text:p text:style-name="P7"/>
      <text:p text:style-name="P7">- За нас</text:p>
      <text:p text:style-name="P4"/>
      <text:p text:style-name="P4">Целта на тази страница, е да покаже информация за сайта, както и <text:s/>за неговите притежатели</text:p>
      <text:p text:style-name="P4"/>
      <text:p text:style-name="P8">- Профилна страница</text:p>
      <text:p text:style-name="P8"/>
      <text:p text:style-name="P4">Чрез тази страница може да се види профилна информация, като име, дата на създаване, имейла и номер на коментари направени, включително и самите коментар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4:36:40.235597648</meta:creation-date>
    <dc:date>2025-04-29T23:32:57.250401268</dc:date>
    <meta:editing-duration>PT8H56M15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142" meta:character-count="901" meta:non-whitespace-character-count="775"/>
  </office:meta>
</office:document-meta>
</file>